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style:style>
    <style:style style:name="P2" style:family="paragraph" style:parent-style-name="Standard">
      <style:paragraph-properties fo:text-align="start" style:justify-single-word="false"/>
      <style:text-properties style:font-name="Liberation Serif" fo:font-style="italic" style:font-style-asian="italic" style:font-style-complex="italic"/>
    </style:style>
    <style:style style:name="P3" style:family="paragraph" style:parent-style-name="Standard">
      <style:paragraph-properties fo:text-align="start" style:justify-single-word="false"/>
      <style:text-properties style:font-name="Liberation Serif"/>
    </style:style>
    <style:style style:name="P4" style:family="paragraph" style:parent-style-name="Standard" style:master-page-name="Standard">
      <style:paragraph-properties fo:text-align="start" style:justify-single-word="false" style:page-number="auto"/>
      <style:text-properties style:font-name="Liberation Serif" fo:font-size="14pt" fo:font-style="italic" fo:font-weight="bold" style:font-size-asian="14pt" style:font-style-asian="italic" style:font-weight-asian="bold" style:font-size-complex="14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oshua M. Grant</text:p>
      <text:p text:style-name="P2"><text:span text:style-name="T2">51 Mount Dennis Drive</text:span></text:p>
      <text:p text:style-name="P2"><text:span text:style-name="T2">Toronto Ontario, M6M 5H5</text:span></text:p>
      <text:p text:style-name="P2"><text:span text:style-name="T2">Home Phone: (647) 341-0926; Cell: (647) 240-0961</text:span></text:p>
      <text:p text:style-name="P2"><text:span text:style-name="T2">Email: joshua.m.grant@gmail.com</text:span></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2">Codesta Canada</text:span></text:p>
      <text:p text:style-name="P3"><text:span text:style-name="T2">366 Adelaide Street West #204</text:span></text:p>
      <text:p text:style-name="P3"><text:span text:style-name="T2">Toronto, Ontario</text:span></text:p>
      <text:p text:style-name="P3"><text:span text:style-name="T2">M5A 1J4</text:span></text:p>
      <text:p text:style-name="P3"><text:span text:style-name="T2"/></text:p>
      <text:p text:style-name="P3"><text:span text:style-name="T2"/></text:p>
      <text:p text:style-name="P3"><text:span text:style-name="T2">To Codesta Canada, </text:span></text:p>
      <text:p text:style-name="P3"><text:span text:style-name="T2"/></text:p>
      <text:p text:style-name="P3"><text:span text:style-name="T2">As an individual who enjoys programming and technical challenges, I would like to apply for the Junior Software Programmer position. My blend of coding abilities, strong analytic and logical thinking skills and positive work ethic make me an ideal candidate for this position.</text:span></text:p>
      <text:p text:style-name="P3"><text:span text:style-name="T2"/></text:p>
      <text:p text:style-name="P3"><text:span text:style-name="T2">Recently I completed my Master's degree in applied mathematics, where I had the opportunity to develop my programming abilities. Over the course of my degree, I wrote Monte Carlo simulations and shell scripts for general utility in a Linux environment. While my main programming languages are C/C++ and Perl, I also have experience with Visual Basic and Python. I also am strong in translating problems into mathematical terms, and using corresponding tools to solve problems I have faced. <text:s/>In my current position as research associate in a small biotechnology start-up company, I develop and document software for our mechanical touch stimulator. This has given me exposure to programming software for motion coordination, which adds a real-time element to standard programming tasks. It has also challenged me to learn new approaches, software languages and paradigms at an accelerated pace. As a quick learner, I have developed this new skill set at an accordingly fast rate. </text:span></text:p>
      <text:p text:style-name="P3"><text:span text:style-name="T2"/></text:p>
      <text:p text:style-name="P3"><text:span text:style-name="T2">In addition to my technical attributes, I am also a team player with a work hard, play hard attitude. Over the course of my career I have worked with a variety of personalities, and am comfortable with a wide range of situations and people. In both leadership and follower roles, I excel at tasks I am given. I would be a great addition to your team. </text:span></text:p>
      <text:p text:style-name="P3"><text:span text:style-name="T2"/></text:p>
      <text:p text:style-name="P3"><text:span text:style-name="T2">As I am currently employed but looking for other work, I would be able to start in this role at the beginning of May. I would very much like to discuss salary expectations if you are you interested in having me for this position. Thank you for this opportunity and I look forward to hearing from you. </text:span></text:p>
      <text:p text:style-name="P3"><text:span text:style-name="T2"/></text:p>
      <text:p text:style-name="P3"><text:span text:style-name="T2">Sincerely, </text:span></text:p>
      <text:p text:style-name="P3"><text:span text:style-name="T2"/></text:p>
      <text:p text:style-name="P3"><text:span text:style-name="T2"/></text:p>
      <text:p text:style-name="P3"><text:span text:style-name="T2">Josh Gr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sh Grant</meta:initial-creator>
    <meta:creation-date>2010-04-09T13:53:09</meta:creation-date>
    <dc:date>2010-04-09T14:16:43</dc:date>
    <dc:creator>Josh Grant</dc:creator>
    <meta:editing-duration>PT00H23M34S</meta:editing-duration>
    <meta:editing-cycles>7</meta:editing-cycles>
    <meta:generator>OpenOffice.org/3.1$Linux OpenOffice.org_project/310m19$Build-9420</meta:generator>
    <meta:document-statistic meta:table-count="0" meta:image-count="0" meta:object-count="0" meta:page-count="1" meta:paragraph-count="16" meta:word-count="357" meta:character-count="2152"/>
  </office:meta>
</office:document-meta>
</file>